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/>
      <text:p text:style-name="P2">CREATION OF STUDENT TABLE</text:p>
      <text:p text:style-name="Standard"/>
      <text:p text:style-name="Standard">create table student1(rollno number(3) primary key,name varchar(10) not null,s1g<text:s/>number(2) not null,s2g number(2) not null);</text:p>
      <text:p text:style-name="Standard"/>
      <text:p text:style-name="P3">PL/SQL CODE</text:p>
      <text:p text:style-name="Standard"/>
      <text:p text:style-name="Standard">set serveroutput on</text:p>
      <text:p text:style-name="Standard">DECLARE</text:p>
      <text:p text:style-name="Standard"><text:tab/>CURSOR cur is select * from student1 where s1g+s2g&gt;12 order by rollno;</text:p>
      <text:p text:style-name="Standard"><text:tab/>maxg number(2);</text:p>
      <text:p text:style-name="Standard">BEGIN</text:p>
      <text:p text:style-name="Standard"><text:tab/>FOR i IN cur LOOP</text:p>
      <text:p text:style-name="Standard"><text:tab/><text:tab/>IF i.s1g&gt;i.s2g then</text:p>
      <text:p text:style-name="Standard"><text:tab/><text:tab/><text:tab/>maxg:=i.s1g;</text:p>
      <text:p text:style-name="Standard"><text:tab/><text:tab/>ELSE</text:p>
      <text:p text:style-name="Standard"><text:tab/><text:tab/><text:tab/>maxg:=i.s2g;</text:p>
      <text:p text:style-name="Standard"><text:tab/><text:tab/>END IF;</text:p>
      <text:p text:style-name="Standard"><text:tab/><text:tab/>dbms_output.put_line(i.name||' Roll number: '||i.rollno||' Highest grade: '||maxg);</text:p>
      <text:p text:style-name="Standard"><text:tab/>END LOOP;</text:p>
      <text:p text:style-name="Standard">END;</text:p>
      <text:p text:style-name="Standard">/</text:p>
      <text:p text:style-name="Standard"/>
      <text:p text:style-name="P4">OUTPUT</text:p>
      <text:p text:style-name="Standard"/>
      <text:p text:style-name="Standard">SQL&gt; select * from student1;</text:p>
      <text:p text:style-name="Standard"/>
      <text:p text:style-name="Standard">ROLLNO<text:s/><text:tab/>NAME<text:s/><text:tab/>S1G<text:tab/><text:tab/>S2G</text:p>
      <text:p text:style-name="Standard">----------<text:s/><text:tab/>----------<text:s/><text:tab/>----------<text:s/><text:tab/>----------</text:p>
      <text:p text:style-name="Standard">15<text:s/><text:tab/><text:tab/>Chandler<text:tab/>8<text:tab/><text:s text:c="2"/><text:tab/>9</text:p>
      <text:p text:style-name="Standard">30<text:s/><text:tab/><text:tab/>Joey Tri<text:tab/>5<text:tab/><text:s text:c="2"/><text:tab/>5</text:p>
      <text:p text:style-name="Standard">45<text:s/><text:tab/><text:tab/>Rachel<text:tab/><text:s text:c="7"/><text:tab/>7<text:tab/><text:s text:c="2"/><text:tab/>6</text:p>
      <text:p text:style-name="Standard">46<text:s/><text:tab/><text:tab/>Ross<text:s/><text:tab/><text:s text:c="6"/><text:tab/>10<text:tab/><text:s/><text:tab/>10</text:p>
      <text:p text:style-name="Standard">38<text:s/><text:tab/><text:tab/>Phoebe<text:tab/><text:s text:c="7"/><text:tab/>7<text:tab/><text:s text:c="2"/><text:tab/>5</text:p>
      <text:p text:style-name="Standard">33<text:s/><text:tab/><text:tab/>Monica<text:tab/>7<text:tab/><text:s text:c="2"/><text:tab/>7</text:p>
      <text:p text:style-name="Standard"/>
      <text:p text:style-name="Standard">6 rows selected.</text:p>
      <text:p text:style-name="Standard"/>
      <text:p text:style-name="Standard">SQL&gt; @/home/c126/Documents/Sameem/PLSQL/Pg5.sql</text:p>
      <text:p text:style-name="Standard">Chandler Roll number: 15 Highest grade: 9</text:p>
      <text:p text:style-name="Standard">Monica Roll number: 33 Highest grade: 7</text:p>
      <text:p text:style-name="Standard">Rachel Roll number: 45 Highest grade: 7</text:p>
      <text:p text:style-name="Standard">Ross Roll number: 46 Highest grade: 10</text:p>
      <text:p text:style-name="Standard"/>
      <text:p text:style-name="Standard">PL/SQL procedure successfully complet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2-22T14:27:00Z</meta:creation-date>
    <dc:date>2022-12-25T14:51:00Z</dc:date>
    <meta:template xlink:href="Normal" xlink:type="simple"/>
    <meta:editing-cycles>10</meta:editing-cycles>
    <meta:editing-duration>PT840S</meta:editing-duration>
    <meta:document-statistic meta:page-count="1" meta:paragraph-count="2" meta:word-count="149" meta:character-count="1002" meta:row-count="7" meta:non-whitespace-character-count="855"/>
  </office:meta>
</office:document-meta>
</file>